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7.151cm" fo:min-width="17.678cm"/>
    </style:style>
    <style:style style:name="gr2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1.4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2cm" fo:min-width="0.7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4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6cm" fo:min-width="0cm"/>
      <style:paragraph-properties style:writing-mode="lr-tb"/>
    </style:style>
    <style:style style:name="gr7" style:family="graphic" style:parent-style-name="objectwithoutfill">
      <style:graphic-properties svg:stroke-width="0.102cm" svg:stroke-color="#666666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781cm"/>
      <style:paragraph-properties style:writing-mode="lr-tb"/>
    </style:style>
    <style:style style:name="gr9" style:family="graphic" style:parent-style-name="objectwithoutfill">
      <style:graphic-properties svg:stroke-width="0.203cm" svg:stroke-color="#666666" draw:marker-start-width="0.508cm" draw:marker-end-width="0.508cm" svg:stroke-linecap="square" draw:fill="none" draw:textarea-vertical-align="middle" fo:padding-top="0.176cm" fo:padding-bottom="0.176cm" fo:padding-left="0.202cm" fo:padding-right="0.202cm"/>
    </style:style>
    <style:style style:name="gr10" style:family="graphic" style:parent-style-name="objectwithoutfill">
      <style:graphic-properties svg:stroke-width="0.102cm" svg:stroke-color="#666666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1" style:family="graphic" style:parent-style-name="standard">
      <style:graphic-properties draw:textarea-horizontal-align="justify" draw:textarea-vertical-align="middle" draw:auto-grow-height="false" fo:min-height="1.118cm" fo:min-width="1.168cm" style:writing-mode="lr-tb"/>
      <style:paragraph-properties style:writing-mode="lr-tb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1.282cm" fo:min-width="1.332cm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4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8.42cm" fo:min-width="17.678cm"/>
    </style:style>
    <style:style style:name="gr15" style:family="graphic" style:parent-style-name="objectwithoutfill">
      <style:graphic-properties svg:stroke-width="0.102cm" svg:stroke-color="#127622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16" style:family="graphic" style:parent-style-name="objectwithoutfill">
      <style:graphic-properties svg:stroke-width="0.102cm" svg:stroke-color="#127622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7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568cm" fo:min-width="1.617cm" style:writing-mode="lr-tb"/>
      <style:paragraph-properties style:writing-mode="lr-tb"/>
    </style:style>
    <style:style style:name="gr18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6cm" fo:min-width="1.332cm" style:writing-mode="lr-tb"/>
      <style:paragraph-properties style:writing-mode="lr-tb"/>
    </style:style>
    <style:style style:name="gr19" style:family="graphic" style:parent-style-name="standard">
      <style:graphic-properties svg:stroke-color="#127622" draw:fill="solid" draw:fill-color="#77bc65" draw:textarea-vertical-align="middle" draw:auto-grow-height="false" fo:min-height="0.107cm" fo:min-width="0.941cm" fo:wrap-option="wrap"/>
    </style:style>
    <style:style style:name="gr20" style:family="graphic" style:parent-style-name="standard">
      <style:graphic-properties svg:stroke-color="#127622" draw:fill="solid" draw:fill-color="#77bc65" draw:textarea-vertical-align="middle" draw:auto-grow-height="false" fo:min-height="1.579cm" fo:min-width="1.169cm" fo:wrap-option="wrap"/>
    </style:style>
    <style:style style:name="gr21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432cm" fo:min-width="5.308cm" style:writing-mode="lr-tb"/>
      <style:paragraph-properties style:writing-mode="lr-tb"/>
    </style:style>
    <style:style style:name="gr22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3.658cm" fo:min-width="17.678cm"/>
    </style:style>
    <style:style style:name="gr23" style:family="graphic">
      <style:graphic-properties style:writing-mode="lr-tb"/>
    </style:style>
    <style:style style:name="gr24" style:family="graphic" style:parent-style-name="standard">
      <style:graphic-properties draw:stroke="solid" svg:stroke-width="0.051cm" svg:stroke-color="#808080" draw:marker-start-width="0.279cm" draw:marker-end-width="0.279cm" draw:fill="solid" draw:fill-color="#afd095" draw:textarea-horizontal-align="justify" draw:textarea-vertical-align="middle" draw:auto-grow-height="false" fo:min-height="0.382cm" fo:min-width="3.353cm" fo:padding-top="0.101cm" fo:padding-bottom="0.101cm" fo:padding-left="0.076cm" fo:padding-right="0.076cm" style:writing-mode="lr-tb"/>
      <style:paragraph-properties style:writing-mode="lr-tb"/>
    </style:style>
    <style:style style:name="gr25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4.611cm" fo:min-width="17.678cm"/>
    </style:style>
    <style:style style:name="gr26" style:family="graphic" style:parent-style-name="objectwithoutfill">
      <style:graphic-properties svg:stroke-width="0.152cm" svg:stroke-color="#168253" draw:marker-start-width="0.432cm" draw:marker-end-width="0.432cm" svg:stroke-linecap="square" draw:fill="none" draw:textarea-vertical-align="middle" fo:padding-top="0.152cm" fo:padding-bottom="0.152cm" fo:padding-left="0.178cm" fo:padding-right="0.178cm"/>
    </style:style>
    <style:style style:name="gr27" style:family="graphic" style:parent-style-name="objectwithoutfill">
      <style:graphic-properties svg:stroke-width="0.152cm" svg:stroke-color="#168253" draw:marker-start-width="0.432cm" draw:marker-end-width="0.432cm" draw:fill="none" draw:textarea-vertical-align="middle" fo:padding-top="0.152cm" fo:padding-bottom="0.152cm" fo:padding-left="0.178cm" fo:padding-right="0.178cm"/>
    </style:style>
    <style:style style:name="gr28" style:family="graphic" style:parent-style-name="standard">
      <style:graphic-properties draw:textarea-horizontal-align="justify" draw:textarea-vertical-align="middle" draw:auto-grow-height="false" fo:min-height="1.514cm" fo:min-width="1.485cm" style:writing-mode="lr-tb"/>
      <style:paragraph-properties style:writing-mode="lr-tb"/>
    </style:style>
    <style:style style:name="gr29" style:family="graphic" style:parent-style-name="objectwithoutfill">
      <style:graphic-properties svg:stroke-width="0.051cm" svg:stroke-color="#666666" draw:marker-start-width="0.279cm" draw:marker-end-width="0.279cm" draw:fill="none" draw:textarea-vertical-align="middle" fo:padding-top="0.101cm" fo:padding-bottom="0.101cm" fo:padding-left="0.127cm" fo:padding-right="0.127cm"/>
    </style:style>
    <style:style style:name="gr30" style:family="graphic" style:parent-style-name="standard">
      <style:graphic-properties draw:textarea-horizontal-align="justify" draw:textarea-vertical-align="middle" draw:auto-grow-height="false" fo:min-height="1.514cm" fo:min-width="1.383cm" style:writing-mode="lr-tb"/>
      <style:paragraph-properties style:writing-mode="lr-tb"/>
    </style:style>
    <style:style style:name="gr31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1cm" fo:padding-bottom="0.101cm" fo:padding-left="0.127cm" fo:padding-right="0.12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1.44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3cm" fo:min-width="0.781cm"/>
      <style:paragraph-properties style:writing-mode="lr-tb"/>
    </style:style>
    <style:style style:name="gr35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2cm" fo:padding-bottom="0.102cm" fo:padding-left="0.128cm" fo:padding-right="0.128cm"/>
    </style:style>
    <style:style style:name="gr36" style:family="graphic" style:parent-style-name="standard">
      <style:graphic-properties draw:textarea-horizontal-align="justify" draw:textarea-vertical-align="middle" draw:auto-grow-height="false" fo:min-height="1.461cm" fo:min-width="1.485cm" style:writing-mode="lr-tb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345cm" fo:min-width="1.485cm" style:writing-mode="lr-tb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394cm" fo:min-width="1.383cm" style:writing-mode="lr-tb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394cm" fo:min-width="1.485cm" style:writing-mode="lr-tb"/>
      <style:paragraph-properties style:writing-mode="lr-tb"/>
    </style:style>
    <style:style style:name="gr40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4.623cm" fo:min-width="17.678cm"/>
    </style:style>
    <style:style style:name="gr4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8.102cm" fo:min-width="17.67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cm"/>
      <style:paragraph-properties style:writing-mode="lr-tb"/>
    </style:style>
    <style:style style:name="gr43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432cm" fo:min-width="5.625cm" style:writing-mode="lr-tb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cm"/>
      <style:paragraph-properties style:writing-mode="lr-tb"/>
    </style:style>
    <style:style style:name="gr45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9.691cm" fo:min-width="17.678cm"/>
    </style:style>
    <style:style style:name="gr46" style:family="graphic" style:parent-style-name="standard">
      <style:graphic-properties svg:stroke-width="0cm" svg:stroke-color="#3465a4" draw:marker-start-width="0.2cm" draw:marker-end-width="0.2cm" draw:fill="solid" draw:fill-color="#729fcf" draw:textarea-horizontal-align="justify" draw:textarea-vertical-align="middle" draw:auto-grow-height="false" fo:min-height="1.118cm" fo:min-width="1.168cm" fo:padding-top="0.076cm" fo:padding-bottom="0.076cm" fo:padding-left="0.051cm" fo:padding-right="0.051cm" style:writing-mode="lr-tb"/>
      <style:paragraph-properties style:writing-mode="lr-tb"/>
    </style:style>
    <style:style style:name="gr47" style:family="graphic" style:parent-style-name="standard" style:list-style-name="L1">
      <style:graphic-properties svg:stroke-width="0cm" svg:stroke-color="#3465a4" draw:marker-start-width="0.2cm" draw:marker-end-width="0.2cm" draw:fill-color="#729fcf" draw:textarea-horizontal-align="justify" draw:textarea-vertical-align="middle" draw:auto-grow-height="false" fo:min-height="1.118cm" fo:min-width="1.168cm" fo:padding-top="0.076cm" fo:padding-bottom="0.076cm" fo:padding-left="0.051cm" fo:padding-right="0.051cm" style:writing-mode="lr-tb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118cm" fo:min-width="3.708cm" draw:shadow-offset-x="0.203cm" draw:shadow-offset-y="0.203cm" style:writing-mode="lr-tb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404cm" fo:min-width="0.375cm"/>
    </style:style>
    <style:style style:name="gr50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15.101cm" fo:min-width="17.678cm"/>
    </style:style>
    <style:style style:name="P1" style:family="paragraph">
      <loext:graphic-properties draw:fill="solid" draw:fill-color="#50200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text-properties fo:font-size="11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="none" draw:fill-color="#ffffff"/>
      <style:text-properties fo:color="#cccccc" loext:opacity="100%" loext:color-lum-mod="100%" loext:color-lum-off="0%" fo:font-size="10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 style:writing-mode="lr-tb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77bc65"/>
      <style:paragraph-properties fo:text-align="center" style:writing-mode="lr-tb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solid" draw:fill-color="#afd095"/>
      <style:paragraph-properties fo:text-align="center" style:writing-mode="lr-tb"/>
      <style:text-properties fo:font-size="10pt"/>
    </style:style>
    <style:style style:name="P15" style:family="paragraph">
      <loext:graphic-properties draw:fill="none" draw:fill-color="#ffffff"/>
      <style:text-properties fo:color="#77bc65" loext:opacity="100%" loext:color-lum-mod="100%" loext:color-lum-off="0%" fo:font-size="11pt"/>
    </style:style>
    <style:style style:name="P16" style:family="paragraph">
      <loext:graphic-properties draw:fill="none" draw:fill-color="#ffffff"/>
      <style:text-properties style:use-window-font-color="true" loext:opacity="0%" loext:color-lum-mod="100%" loext:color-lum-off="0%" fo:font-size="11pt"/>
    </style:style>
    <style:style style:name="P17" style:family="paragraph">
      <loext:graphic-properties draw:fill="none" draw:fill-color="#ffffff"/>
      <style:text-properties fo:color="#666666" loext:opacity="100%" loext:color-lum-mod="100%" loext:color-lum-off="0%" fo:font-size="11pt"/>
    </style:style>
    <style:style style:name="P18" style:family="paragraph">
      <loext:graphic-properties draw:fill="solid" draw:fill-color="#77bc65"/>
      <style:paragraph-properties fo:text-align="center" style:writing-mode="lr-tb"/>
      <style:text-properties fo:font-size="12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77bc65" loext:opacity="100%" loext:color-lum-mod="100%" loext:color-lum-off="0%" fo:font-size="11pt"/>
    </style:style>
    <style:style style:name="P21" style:family="paragraph">
      <style:paragraph-properties fo:margin-left="0cm" fo:margin-right="0cm" fo:text-align="center" fo:text-indent="0cm"/>
      <style:text-properties fo:font-size="12pt"/>
    </style:style>
    <style:style style:name="P22" style:family="paragraph">
      <loext:graphic-properties draw:fill="solid" draw:fill-color="#729fcf"/>
      <style:paragraph-properties fo:text-align="center" style:writing-mode="lr-tb"/>
      <style:text-properties fo:font-size="12pt"/>
    </style:style>
    <style:style style:name="P23" style:family="paragraph">
      <style:paragraph-properties fo:margin-left="0cm" fo:margin-right="0cm" fo:text-align="center" fo:text-indent="0cm"/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style:style style:name="P24" style:family="paragraph">
      <loext:graphic-properties draw:fill-color="#729fcf"/>
      <style:paragraph-properties fo:margin-left="0cm" fo:margin-right="0cm" fo:text-align="center" fo:text-indent="0cm" style:writing-mode="lr-tb"/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style:style style:name="P25" style:family="paragraph">
      <style:paragraph-properties fo:text-align="center"/>
      <style:text-properties fo:font-size="14pt"/>
    </style:style>
    <style:style style:name="P26" style:family="paragraph">
      <loext:graphic-properties draw:fill="none"/>
      <style:paragraph-properties fo:text-align="center" style:writing-mode="lr-tb"/>
      <style:text-properties fo:font-size="14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font-size="14pt"/>
    </style:style>
    <style:style style:name="T4" style:family="text">
      <style:text-properties fo:color="#cccccc" loext:opacity="100%" fo:font-size="10pt"/>
    </style:style>
    <style:style style:name="T5" style:family="text">
      <style:text-properties fo:font-size="10pt"/>
    </style:style>
    <style:style style:name="T6" style:family="text">
      <style:text-properties fo:color="#77bc65" loext:opacity="100%" fo:font-size="11pt"/>
    </style:style>
    <style:style style:name="T7" style:family="text">
      <style:text-properties style:use-window-font-color="true" loext:opacity="0%" fo:font-size="11pt"/>
    </style:style>
    <style:style style:name="T8" style:family="text">
      <style:text-properties fo:color="#666666" loext:opacity="100%" fo:font-size="11pt"/>
    </style:style>
    <style:style style:name="T9" style:family="text"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7.303cm" svg:x="1.952cm" svg:y="8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9.823cm" svg:x2="8.954cm" svg:y2="12.736cm">
          <text:p/>
        </draw:line>
        <draw:frame draw:style-name="gr3" draw:text-style-name="P3" draw:layer="layout" svg:width="1.65cm" svg:height="0.659cm" svg:x="10.145cm" svg:y="11.137cm">
          <draw:text-box>
            <text:p><text:span text:style-name="T1">Intern</text:span><text:span text:style-name="T1">et</text:span></text:p>
          </draw:text-box>
        </draw:frame>
        <draw:frame draw:style-name="gr4" draw:text-style-name="P4" draw:layer="layout" svg:width="0.985cm" svg:height="0.634cm" svg:x="10.388cm" svg:y="9.891cm">
          <draw:text-box>
            <text:p><text:span text:style-name="T2">IPv6</text:span></text:p>
          </draw:text-box>
        </draw:frame>
        <draw:line draw:style-name="gr2" draw:text-style-name="P2" draw:layer="layout" svg:x1="12.705cm" svg:y1="9.823cm" svg:x2="12.705cm" svg:y2="12.736cm">
          <text:p/>
        </draw:line>
        <draw:frame draw:style-name="gr5" draw:text-style-name="P5" draw:layer="layout" svg:width="2.712cm" svg:height="0.708cm" svg:x="2.867cm" svg:y="8.765cm">
          <draw:text-box>
            <text:p><text:span text:style-name="T3">Netw</text:span><text:span text:style-name="T3">ork A</text:span></text:p>
          </draw:text-box>
        </draw:frame>
        <draw:frame draw:style-name="gr6" draw:text-style-name="P4" draw:layer="layout" svg:width="1.057cm" svg:height="0.658cm" svg:x="13.7cm" svg:y="9.868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9.868cm">
          <draw:text-box>
            <text:p><text:span text:style-name="T2">IPv4</text:span></text:p>
          </draw:text-box>
        </draw:frame>
        <draw:line draw:style-name="gr7" draw:text-style-name="P2" draw:layer="layout" svg:x1="7.667cm" svg:y1="11.478cm" svg:x2="9.572cm" svg:y2="11.478cm">
          <text:p/>
        </draw:line>
        <draw:frame draw:style-name="gr8" draw:text-style-name="P6" draw:layer="layout" svg:width="0.668cm" svg:height="0.614cm" svg:x="4.626cm" svg:y="10.304cm">
          <draw:text-box>
            <text:p><text:span text:style-name="T4">.75</text:span></text:p>
          </draw:text-box>
        </draw:frame>
        <draw:line draw:style-name="gr7" draw:text-style-name="P2" draw:layer="layout" svg:x1="12.112cm" svg:y1="11.478cm" svg:x2="14.017cm" svg:y2="11.478cm">
          <text:p/>
        </draw:line>
        <draw:frame draw:style-name="gr5" draw:text-style-name="P5" draw:layer="layout" svg:width="2.712cm" svg:height="0.708cm" svg:x="16.202cm" svg:y="8.765cm">
          <draw:text-box>
            <text:p><text:span text:style-name="T3">Netw</text:span><text:span text:style-name="T3">ork </text:span><text:span text:style-name="T3">B</text:span></text:p>
          </draw:text-box>
        </draw:frame>
        <draw:line draw:style-name="gr9" draw:text-style-name="P2" draw:layer="layout" svg:x1="5.445cm" svg:y1="10.526cm" svg:x2="5.445cm" svg:y2="13.066cm">
          <text:p/>
        </draw:line>
        <draw:line draw:style-name="gr10" draw:text-style-name="P2" draw:layer="layout" svg:x1="3.858cm" svg:y1="10.843cm" svg:x2="5.445cm" svg:y2="10.843cm">
          <text:p/>
        </draw:line>
        <draw:line draw:style-name="gr10" draw:text-style-name="P2" draw:layer="layout" svg:x1="3.858cm" svg:y1="12.748cm" svg:x2="5.445cm" svg:y2="12.748cm">
          <text:p/>
        </draw:line>
        <draw:line draw:style-name="gr10" draw:text-style-name="P2" draw:layer="layout" svg:x1="5.445cm" svg:y1="11.796cm" svg:x2="7.032cm" svg:y2="11.796cm">
          <text:p/>
        </draw:line>
        <draw:custom-shape draw:style-name="gr11" draw:text-style-name="P8" draw:layer="layout" svg:width="1.27cm" svg:height="1.27cm" svg:x="3.222cm" svg:y="10.20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88cm" svg:height="1.588cm" svg:x="6.397cm" svg:y="10.843cm">
          <text:p text:style-name="P9"><text:span text:style-name="T1">IPREF</text:span></text:p>
          <text:p text:style-name="P9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2.11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0.526cm" svg:x2="16.24cm" svg:y2="13.066cm">
          <text:p/>
        </draw:line>
        <draw:line draw:style-name="gr10" draw:text-style-name="P2" draw:layer="layout" svg:x1="16.24cm" svg:y1="10.843cm" svg:x2="17.827cm" svg:y2="10.843cm">
          <text:p/>
        </draw:line>
        <draw:line draw:style-name="gr10" draw:text-style-name="P2" draw:layer="layout" svg:x1="16.24cm" svg:y1="12.748cm" svg:x2="17.827cm" svg:y2="12.748cm">
          <text:p/>
        </draw:line>
        <draw:line draw:style-name="gr10" draw:text-style-name="P2" draw:layer="layout" svg:x1="14.653cm" svg:y1="11.796cm" svg:x2="16.24cm" svg:y2="11.796cm">
          <text:p/>
        </draw:line>
        <draw:custom-shape draw:style-name="gr12" draw:text-style-name="P10" draw:layer="layout" svg:width="1.588cm" svg:height="1.588cm" svg:x="13.7cm" svg:y="10.843cm">
          <text:p text:style-name="P9"><text:span text:style-name="T1">IPREF</text:span></text:p>
          <text:p text:style-name="P9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0.208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17.192cm" svg:y="12.113cm">
          <text:p text:style-name="P7"><text:span text:style-name="T1">Host</text:span></text:p>
          <text:p text:style-name="P7"><text:span text:style-name="T1">B6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6.35cm" svg:height="1.017cm" svg:x="2.588cm" svg:y="14.082cm">
          <draw:text-box>
            <text:p><text:span text:style-name="T2">Local </text:span><text:span text:style-name="T2">Netwo</text:span><text:span text:style-name="T2">rk A: <text:s/></text:span><text:span text:style-name="T2">172.17</text:span><text:span text:style-name="T2">.1.0/24</text:span></text:p>
            <text:p><text:span text:style-name="T2">Encod</text:span><text:span text:style-name="T2">ing </text:span><text:span text:style-name="T2">Netwo</text:span><text:span text:style-name="T2">rk: <text:s/></text:span><text:span text:style-name="T2">10.128</text:span><text:span text:style-name="T2">.0.0/10</text:span></text:p>
          </draw:text-box>
        </draw:frame>
        <draw:frame draw:style-name="gr13" draw:text-style-name="P4" draw:layer="layout" svg:width="6.668cm" svg:height="1.017cm" svg:x="12.747cm" svg:y="14.018cm">
          <draw:text-box>
            <text:p><text:span text:style-name="T2">Local </text:span><text:span text:style-name="T2">Netwo</text:span><text:span text:style-name="T2">rk B: <text:s/></text:span><text:span text:style-name="T2">2001:d</text:span><text:span text:style-name="T2">b8:bb:</text:span><text:span text:style-name="T2">2::/64</text:span></text:p>
            <text:p><text:span text:style-name="T2">Encod</text:span><text:span text:style-name="T2">ing </text:span><text:span text:style-name="T2">Netwo</text:span><text:span text:style-name="T2">rk: <text:s/></text:span><text:span text:style-name="T2">fdee:e</text:span><text:span text:style-name="T2">eee::/6</text:span><text:span text:style-name="T2">4</text:span></text:p>
          </draw:text-box>
        </draw:frame>
        <draw:frame draw:style-name="gr8" draw:text-style-name="P6" draw:layer="layout" svg:width="0.668cm" svg:height="0.614cm" svg:x="16.48cm" svg:y="12.198cm">
          <draw:text-box>
            <text:p><text:span text:style-name="T4">:28</text:span></text:p>
          </draw:text-box>
        </draw:frame>
        <draw:custom-shape draw:style-name="gr14" draw:text-style-name="P1" draw:layer="layout" svg:width="17.78cm" svg:height="8.572cm" svg:x="1.952cm" svg:y="17.1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145cm" svg:x2="8.937cm" svg:y2="23.86cm">
          <text:p/>
        </draw:line>
        <draw:frame draw:style-name="gr3" draw:text-style-name="P3" draw:layer="layout" svg:width="1.65cm" svg:height="0.659cm" svg:x="10.528cm" svg:y="21.23cm">
          <draw:text-box>
            <text:p><text:span text:style-name="T1">Intern</text:span><text:span text:style-name="T1">et</text:span></text:p>
          </draw:text-box>
        </draw:frame>
        <draw:frame draw:style-name="gr5" draw:text-style-name="P5" draw:layer="layout" svg:width="2.712cm" svg:height="0.708cm" svg:x="2.867cm" svg:y="17.655cm">
          <draw:text-box>
            <text:p><text:span text:style-name="T3">Netw</text:span><text:span text:style-name="T3">ork A</text:span></text:p>
          </draw:text-box>
        </draw:frame>
        <draw:line draw:style-name="gr7" draw:text-style-name="P2" draw:layer="layout" svg:x1="7.667cm" svg:y1="20.368cm" svg:x2="9.572cm" svg:y2="20.368cm">
          <text:p/>
        </draw:line>
        <draw:line draw:style-name="gr9" draw:text-style-name="P2" draw:layer="layout" svg:x1="5.445cm" svg:y1="19.416cm" svg:x2="5.445cm" svg:y2="21.956cm">
          <text:p/>
        </draw:line>
        <draw:line draw:style-name="gr10" draw:text-style-name="P2" draw:layer="layout" svg:x1="3.858cm" svg:y1="19.733cm" svg:x2="5.445cm" svg:y2="19.733cm">
          <text:p/>
        </draw:line>
        <draw:line draw:style-name="gr10" draw:text-style-name="P2" draw:layer="layout" svg:x1="3.858cm" svg:y1="21.638cm" svg:x2="5.445cm" svg:y2="21.638cm">
          <text:p/>
        </draw:line>
        <draw:line draw:style-name="gr10" draw:text-style-name="P2" draw:layer="layout" svg:x1="5.445cm" svg:y1="20.686cm" svg:x2="7.032cm" svg:y2="20.686cm">
          <text:p/>
        </draw:line>
        <draw:custom-shape draw:style-name="gr11" draw:text-style-name="P8" draw:layer="layout" svg:width="1.27cm" svg:height="1.27cm" svg:x="3.222cm" svg:y="19.09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00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002cm" svg:x2="7.032cm" svg:y2="23.225cm">
          <text:p/>
        </draw:line>
        <draw:line draw:style-name="gr15" draw:text-style-name="P2" draw:layer="layout" svg:x1="7.35cm" svg:y1="19.097cm" svg:x2="7.35cm" svg:y2="20.05cm">
          <text:p/>
        </draw:line>
        <draw:line draw:style-name="gr16" draw:text-style-name="P2" draw:layer="layout" svg:x1="7.35cm" svg:y1="19.098cm" svg:x2="10.842cm" svg:y2="19.098cm">
          <text:p/>
        </draw:line>
        <draw:custom-shape draw:style-name="gr12" draw:text-style-name="P10" draw:layer="layout" svg:width="1.588cm" svg:height="1.588cm" svg:x="6.397cm" svg:y="19.733cm">
          <text:p text:style-name="P9"><text:span text:style-name="T1">IPREF</text:span></text:p>
          <text:p text:style-name="P9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10.207cm" svg:y="17.827cm">
          <text:p text:style-name="P9"><text:span text:style-name="T1">public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6.08cm" svg:y="22.907cm">
          <text:p text:style-name="P9"><text:span text:style-name="T1">local</text:span></text:p>
          <text:p text:style-name="P9"><text:span text:style-name="T1">DNS</text:span></text:p>
          <text:p text:style-name="P9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4.971cm" svg:y="21.318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5.605cm" svg:y="22.273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6.241cm" svg:y="23.224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335cm" svg:y="18.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225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028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4" draw:layer="layout" svg:width="5.41cm" svg:height="0.584cm" svg:x="9.572cm" svg:y="24.229cm">
          <text:p text:style-name="P13"><text:span text:style-name="T5">B6 <text:s text:c="3"/>AA <text:s text:c="3"/>2001:db8:bb::2 + 4286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5.41cm" svg:height="0.584cm" svg:x="12.735cm" svg:y="17.828cm">
          <text:p text:style-name="P13"><text:span text:style-name="T5">A1 <text:s text:c="3"/>AA <text:s text:c="3"/>2001:db8:aa::1 + 179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952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956cm">
            <text:p text:style-name="P13"><text:span text:style-name="T5">IP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956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4.762cm" svg:height="1.017cm" svg:x="8.302cm" svg:y="4.11cm">
          <draw:text-box>
            <text:p><text:span text:style-name="T6">2001:d</text:span><text:span text:style-name="T6">b8::ab</text:span><text:span text:style-name="T6">c:11 + </text:span><text:span text:style-name="T6">700</text:span></text:p>
            <text:p><text:span text:style-name="T6">198.51</text:span><text:span text:style-name="T6">.100.1</text:span><text:span text:style-name="T6">1 + </text:span><text:span text:style-name="T6">700</text:span></text:p>
          </draw:text-box>
        </draw:frame>
      </draw:page>
      <draw:page draw:name="page2" draw:style-name="dp1" draw:master-page-name="Default">
        <draw:custom-shape draw:style-name="gr25" draw:text-style-name="P1" draw:layer="layout" svg:width="17.78cm" svg:height="4.763cm" svg:x="1.317cm" svg:y="9.57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10.337cm" svg:x2="8.319cm" svg:y2="13.25cm">
          <text:p/>
        </draw:line>
        <draw:line draw:style-name="gr26" draw:text-style-name="P2" draw:layer="layout" svg:x1="3.222cm" svg:y1="12.696cm" svg:x2="6.08cm" svg:y2="12.696cm">
          <text:p/>
        </draw:line>
        <draw:g>
          <draw:frame draw:style-name="gr3" draw:text-style-name="P3" draw:layer="layout" svg:width="1.65cm" svg:height="0.659cm" svg:x="9.42cm" svg:y="10.252cm">
            <draw:text-box>
              <text:p><text:span text:style-name="T1">Intern</text:span><text:span text:style-name="T1">et</text:span></text:p>
            </draw:text-box>
          </draw:frame>
          <draw:frame draw:style-name="gr6" draw:text-style-name="P4" draw:layer="layout" svg:width="1.057cm" svg:height="0.658cm" svg:x="9.717cm" svg:y="12.049cm">
            <draw:text-box>
              <text:p><text:span text:style-name="T2">IPv4</text:span></text:p>
            </draw:text-box>
          </draw:frame>
          <draw:frame draw:style-name="gr8" draw:text-style-name="P4" draw:layer="layout" svg:width="0.985cm" svg:height="0.614cm" svg:x="9.753cm" svg:y="11.088cm">
            <draw:text-box>
              <text:p><text:span text:style-name="T2">IPv6</text:span></text:p>
            </draw:text-box>
          </draw:frame>
        </draw:g>
        <draw:line draw:style-name="gr2" draw:text-style-name="P2" draw:layer="layout" svg:x1="12.07cm" svg:y1="10.337cm" svg:x2="12.07cm" svg:y2="13.25cm">
          <text:p/>
        </draw:line>
        <draw:frame draw:style-name="gr6" draw:text-style-name="P4" draw:layer="layout" svg:width="1.057cm" svg:height="0.658cm" svg:x="16.017cm" svg:y="12.0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2.049cm">
          <draw:text-box>
            <text:p><text:span text:style-name="T2">IPv4</text:span></text:p>
          </draw:text-box>
        </draw:frame>
        <draw:line draw:style-name="gr27" draw:text-style-name="P2" draw:layer="layout" svg:x1="14.335cm" svg:y1="12.696cm" svg:x2="17.228cm" svg:y2="12.696cm">
          <text:p/>
        </draw:line>
        <draw:line draw:style-name="gr27" draw:text-style-name="P2" draw:layer="layout" svg:x1="7.032cm" svg:y1="12.664cm" svg:x2="13.382cm" svg:y2="12.664cm">
          <text:p/>
        </draw:line>
        <draw:custom-shape draw:style-name="gr28" draw:text-style-name="P8" draw:layer="layout" svg:width="1.587cm" svg:height="1.666cm" svg:x="13.103cm" svg:y="11.3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7.78cm" svg:height="4.763cm" svg:x="1.317cm" svg:y="17.192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9.415cm" svg:x2="6.08cm" svg:y2="19.415cm">
          <text:p/>
        </draw:line>
        <draw:line draw:style-name="gr2" draw:text-style-name="P2" draw:layer="layout" svg:x1="8.319cm" svg:y1="17.937cm" svg:x2="8.319cm" svg:y2="20.85cm">
          <text:p/>
        </draw:line>
        <draw:line draw:style-name="gr26" draw:text-style-name="P2" draw:layer="layout" svg:x1="3.222cm" svg:y1="20.296cm" svg:x2="6.08cm" svg:y2="20.296cm">
          <text:p/>
        </draw:line>
        <draw:frame draw:style-name="gr3" draw:text-style-name="P3" draw:layer="layout" svg:width="1.65cm" svg:height="0.659cm" svg:x="9.42cm" svg:y="17.852cm">
          <draw:text-box>
            <text:p><text:span text:style-name="T1">Intern</text:span><text:span text:style-name="T1">et</text:span></text:p>
          </draw:text-box>
        </draw:frame>
        <draw:frame draw:style-name="gr6" draw:text-style-name="P4" draw:layer="layout" svg:width="1.057cm" svg:height="0.658cm" svg:x="9.717cm" svg:y="19.6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18.688cm">
          <draw:text-box>
            <text:p><text:span text:style-name="T2">IPv6</text:span></text:p>
          </draw:text-box>
        </draw:frame>
        <draw:line draw:style-name="gr2" draw:text-style-name="P2" draw:layer="layout" svg:x1="12.07cm" svg:y1="17.937cm" svg:x2="12.07cm" svg:y2="20.85cm">
          <text:p/>
        </draw:line>
        <draw:frame draw:style-name="gr6" draw:text-style-name="P4" draw:layer="layout" svg:width="1.057cm" svg:height="0.658cm" svg:x="16.017cm" svg:y="19.6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9.649cm">
          <draw:text-box>
            <text:p><text:span text:style-name="T2">IPv4</text:span></text:p>
          </draw:text-box>
        </draw:frame>
        <draw:line draw:style-name="gr29" draw:text-style-name="P2" draw:layer="layout" svg:x1="7.032cm" svg:y1="19.401cm" svg:x2="9.255cm" svg:y2="19.401cm">
          <text:p/>
        </draw:line>
        <draw:line draw:style-name="gr27" draw:text-style-name="P2" draw:layer="layout" svg:x1="14.335cm" svg:y1="20.296cm" svg:x2="17.228cm" svg:y2="20.296cm">
          <text:p/>
        </draw:line>
        <draw:line draw:style-name="gr27" draw:text-style-name="P2" draw:layer="layout" svg:x1="7.032cm" svg:y1="20.264cm" svg:x2="13.382cm" svg:y2="20.264cm">
          <text:p/>
        </draw:line>
        <draw:custom-shape draw:style-name="gr30" draw:text-style-name="P8" draw:layer="layout" svg:width="1.587cm" svg:height="1.666cm" svg:x="13.103cm" svg:y="18.9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3.212cm" svg:y1="11.795cm" svg:x2="6.08cm" svg:y2="11.795cm">
          <text:p/>
        </draw:line>
        <draw:frame draw:style-name="gr8" draw:text-style-name="P16" draw:layer="layout" svg:width="0.985cm" svg:height="0.614cm" svg:x="3.454cm" svg:y="18.688cm">
          <draw:text-box>
            <text:p><text:span text:style-name="T7">IPv6</text:span></text:p>
          </draw:text-box>
        </draw:frame>
        <draw:custom-shape draw:style-name="gr25" draw:text-style-name="P1" draw:layer="layout" svg:width="17.78cm" svg:height="4.763cm" svg:x="1.317cm" svg:y="1.9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2.789cm" svg:x2="8.319cm" svg:y2="5.61cm">
          <text:p/>
        </draw:line>
        <draw:g>
          <draw:frame draw:style-name="gr32" draw:text-style-name="P3" draw:layer="layout" svg:width="1.65cm" svg:height="0.638cm" svg:x="9.42cm" svg:y="2.707cm">
            <draw:text-box>
              <text:p><text:span text:style-name="T1">Intern</text:span><text:span text:style-name="T1">et</text:span></text:p>
            </draw:text-box>
          </draw:frame>
          <draw:frame draw:style-name="gr33" draw:text-style-name="P4" draw:layer="layout" svg:width="1.057cm" svg:height="0.637cm" svg:x="9.717cm" svg:y="4.447cm">
            <draw:text-box>
              <text:p><text:span text:style-name="T2">IPv4</text:span></text:p>
            </draw:text-box>
          </draw:frame>
          <draw:frame draw:style-name="gr34" draw:text-style-name="P4" draw:layer="layout" svg:width="0.985cm" svg:height="0.595cm" svg:x="9.753cm" svg:y="3.516cm">
            <draw:text-box>
              <text:p><text:span text:style-name="T2">IPv6</text:span></text:p>
            </draw:text-box>
          </draw:frame>
        </draw:g>
        <draw:line draw:style-name="gr2" draw:text-style-name="P2" draw:layer="layout" svg:x1="12.07cm" svg:y1="2.789cm" svg:x2="12.07cm" svg:y2="5.61cm">
          <text:p/>
        </draw:line>
        <draw:frame draw:style-name="gr33" draw:text-style-name="P4" draw:layer="layout" svg:width="1.057cm" svg:height="0.637cm" svg:x="16.017cm" svg:y="4.447cm">
          <draw:text-box>
            <text:p><text:span text:style-name="T2">IPv4</text:span></text:p>
          </draw:text-box>
        </draw:frame>
        <draw:frame draw:style-name="gr33" draw:text-style-name="P4" draw:layer="layout" svg:width="1.057cm" svg:height="0.637cm" svg:x="3.418cm" svg:y="4.447cm">
          <draw:text-box>
            <text:p><text:span text:style-name="T2">IPv4</text:span></text:p>
          </draw:text-box>
        </draw:frame>
        <draw:line draw:style-name="gr26" draw:text-style-name="P2" draw:layer="layout" svg:x1="5.127cm" svg:y1="5.737cm" svg:x2="7.667cm" svg:y2="5.737cm">
          <text:p/>
        </draw:line>
        <draw:line draw:style-name="gr26" draw:text-style-name="P2" draw:layer="layout" svg:x1="5.127cm" svg:y1="5.073cm" svg:x2="5.127cm" svg:y2="5.719cm">
          <text:p/>
        </draw:line>
        <draw:line draw:style-name="gr26" draw:text-style-name="P2" draw:layer="layout" svg:x1="7.727cm" svg:y1="5.074cm" svg:x2="7.727cm" svg:y2="5.72cm">
          <text:p/>
        </draw:line>
        <draw:line draw:style-name="gr26" draw:text-style-name="P2" draw:layer="layout" svg:x1="12.727cm" svg:y1="5.738cm" svg:x2="15.267cm" svg:y2="5.738cm">
          <text:p/>
        </draw:line>
        <draw:line draw:style-name="gr26" draw:text-style-name="P2" draw:layer="layout" svg:x1="12.727cm" svg:y1="5.074cm" svg:x2="12.727cm" svg:y2="5.72cm">
          <text:p/>
        </draw:line>
        <draw:line draw:style-name="gr26" draw:text-style-name="P2" draw:layer="layout" svg:x1="15.327cm" svg:y1="5.075cm" svg:x2="15.327cm" svg:y2="5.721cm">
          <text:p/>
        </draw:line>
        <draw:line draw:style-name="gr35" draw:text-style-name="P2" draw:layer="layout" svg:x1="4.506cm" svg:y1="5.084cm" svg:x2="7.999cm" svg:y2="5.084cm">
          <text:p/>
        </draw:line>
        <draw:line draw:style-name="gr35" draw:text-style-name="P2" draw:layer="layout" svg:x1="12.43cm" svg:y1="5.084cm" svg:x2="15.923cm" svg:y2="5.084cm">
          <text:p/>
        </draw:line>
        <draw:line draw:style-name="gr26" draw:text-style-name="P2" draw:layer="layout" svg:x1="3.222cm" svg:y1="5.084cm" svg:x2="5.127cm" svg:y2="5.084cm">
          <text:p/>
        </draw:line>
        <draw:custom-shape draw:style-name="gr36" draw:text-style-name="P8" draw:layer="layout" svg:width="1.587cm" svg:height="1.613cm" svg:x="13.103cm" svg:y="3.793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1.587cm" svg:height="1.497cm" svg:x="5.7cm" svg:y="3.793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5.323cm" svg:y1="5.084cm" svg:x2="17.228cm" svg:y2="5.084cm">
          <text:p/>
        </draw:line>
        <draw:line draw:style-name="gr27" draw:text-style-name="P2" draw:layer="layout" svg:x1="7.667cm" svg:y1="5.084cm" svg:x2="12.747cm" svg:y2="5.084cm">
          <text:p/>
        </draw:line>
        <draw:custom-shape draw:style-name="gr38" draw:text-style-name="P8" draw:layer="layout" svg:width="1.587cm" svg:height="1.546cm" svg:x="5.7cm" svg:y="18.9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1.587cm" svg:height="1.546cm" svg:x="5.7cm" svg:y="11.3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0.985cm" svg:height="0.614cm" svg:x="3.428cm" svg:y="11.155cm">
          <draw:text-box>
            <text:p><text:span text:style-name="T8">IPv6</text:span></text:p>
          </draw:text-box>
        </draw:frame>
      </draw:page>
      <draw:page draw:name="page3" draw:style-name="dp1" draw:master-page-name="Default">
        <draw:custom-shape draw:style-name="gr40" draw:text-style-name="P1" draw:layer="layout" svg:width="17.78cm" svg:height="4.775cm" svg:x="1.317cm" svg:y="2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3.037cm" svg:x2="8.319cm" svg:y2="5.95cm">
          <text:p/>
        </draw:line>
        <draw:line draw:style-name="gr26" draw:text-style-name="P2" draw:layer="layout" svg:x1="3.222cm" svg:y1="5.396cm" svg:x2="6.08cm" svg:y2="5.396cm">
          <text:p/>
        </draw:line>
        <draw:frame draw:style-name="gr3" draw:text-style-name="P3" draw:layer="layout" svg:width="1.65cm" svg:height="0.659cm" svg:x="9.42cm" svg:y="2.952cm">
          <draw:text-box>
            <text:p><text:span text:style-name="T1">Intern</text:span><text:span text:style-name="T1">et</text:span></text:p>
          </draw:text-box>
        </draw:frame>
        <draw:frame draw:style-name="gr6" draw:text-style-name="P4" draw:layer="layout" svg:width="1.057cm" svg:height="0.658cm" svg:x="9.717cm" svg:y="4.7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3.788cm">
          <draw:text-box>
            <text:p><text:span text:style-name="T2">IPv6</text:span></text:p>
          </draw:text-box>
        </draw:frame>
        <draw:line draw:style-name="gr2" draw:text-style-name="P2" draw:layer="layout" svg:x1="12.07cm" svg:y1="3.037cm" svg:x2="12.07cm" svg:y2="5.95cm">
          <text:p/>
        </draw:line>
        <draw:frame draw:style-name="gr6" draw:text-style-name="P4" draw:layer="layout" svg:width="1.057cm" svg:height="0.658cm" svg:x="16.017cm" svg:y="4.7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4.749cm">
          <draw:text-box>
            <text:p><text:span text:style-name="T2">IPv4</text:span></text:p>
          </draw:text-box>
        </draw:frame>
        <draw:line draw:style-name="gr29" draw:text-style-name="P2" draw:layer="layout" svg:x1="7.032cm" svg:y1="5.401cm" svg:x2="13.382cm" svg:y2="5.401cm">
          <text:p/>
        </draw:line>
        <draw:line draw:style-name="gr27" draw:text-style-name="P2" draw:layer="layout" svg:x1="14.335cm" svg:y1="5.396cm" svg:x2="17.228cm" svg:y2="5.396cm">
          <text:p/>
        </draw:line>
        <draw:line draw:style-name="gr27" draw:text-style-name="P2" draw:layer="layout" svg:x1="7.032cm" svg:y1="4.464cm" svg:x2="13.382cm" svg:y2="4.464cm">
          <text:p/>
        </draw:line>
        <draw:line draw:style-name="gr31" draw:text-style-name="P2" draw:layer="layout" svg:x1="3.222cm" svg:y1="4.501cm" svg:x2="6.09cm" svg:y2="4.501cm">
          <text:p/>
        </draw:line>
        <draw:frame draw:style-name="gr8" draw:text-style-name="P16" draw:layer="layout" svg:width="0.985cm" svg:height="0.614cm" svg:x="3.454cm" svg:y="3.788cm">
          <draw:text-box>
            <text:p><text:span text:style-name="T7">IPv6</text:span></text:p>
          </draw:text-box>
        </draw:frame>
        <draw:line draw:style-name="gr31" draw:text-style-name="P2" draw:layer="layout" svg:x1="14.322cm" svg:y1="4.501cm" svg:x2="17.19cm" svg:y2="4.501cm">
          <text:p/>
        </draw:line>
        <draw:frame draw:style-name="gr8" draw:text-style-name="P17" draw:layer="layout" svg:width="0.985cm" svg:height="0.614cm" svg:x="16.055cm" svg:y="3.788cm">
          <draw:text-box>
            <text:p><text:span text:style-name="T8">IPv6</text:span></text:p>
          </draw:text-box>
        </draw:frame>
        <draw:custom-shape draw:style-name="gr28" draw:text-style-name="P8" draw:layer="layout" svg:width="1.587cm" svg:height="1.666cm" svg:x="13.103cm" svg:y="4.0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7.78cm" svg:height="4.775cm" svg:x="1.317cm" svg:y="8.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9.378cm" svg:x2="8.319cm" svg:y2="12.291cm">
          <text:p/>
        </draw:line>
        <draw:line draw:style-name="gr26" draw:text-style-name="P2" draw:layer="layout" svg:x1="3.222cm" svg:y1="11.737cm" svg:x2="6.08cm" svg:y2="11.737cm">
          <text:p/>
        </draw:line>
        <draw:frame draw:style-name="gr3" draw:text-style-name="P3" draw:layer="layout" svg:width="1.65cm" svg:height="0.659cm" svg:x="9.42cm" svg:y="9.293cm">
          <draw:text-box>
            <text:p><text:span text:style-name="T1">Intern</text:span><text:span text:style-name="T1">et</text:span></text:p>
          </draw:text-box>
        </draw:frame>
        <draw:frame draw:style-name="gr8" draw:text-style-name="P4" draw:layer="layout" svg:width="0.985cm" svg:height="0.614cm" svg:x="9.753cm" svg:y="10.129cm">
          <draw:text-box>
            <text:p><text:span text:style-name="T2">IPv6</text:span></text:p>
          </draw:text-box>
        </draw:frame>
        <draw:line draw:style-name="gr2" draw:text-style-name="P2" draw:layer="layout" svg:x1="12.07cm" svg:y1="9.378cm" svg:x2="12.07cm" svg:y2="12.291cm">
          <text:p/>
        </draw:line>
        <draw:frame draw:style-name="gr6" draw:text-style-name="P4" draw:layer="layout" svg:width="1.057cm" svg:height="0.658cm" svg:x="16.017cm" svg:y="11.0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1.09cm">
          <draw:text-box>
            <text:p><text:span text:style-name="T2">IPv4</text:span></text:p>
          </draw:text-box>
        </draw:frame>
        <draw:line draw:style-name="gr27" draw:text-style-name="P2" draw:layer="layout" svg:x1="14.335cm" svg:y1="11.737cm" svg:x2="17.228cm" svg:y2="11.737cm">
          <text:p/>
        </draw:line>
        <draw:line draw:style-name="gr27" draw:text-style-name="P2" draw:layer="layout" svg:x1="7.032cm" svg:y1="10.805cm" svg:x2="13.382cm" svg:y2="10.805cm">
          <text:p/>
        </draw:line>
        <draw:line draw:style-name="gr31" draw:text-style-name="P2" draw:layer="layout" svg:x1="3.222cm" svg:y1="10.842cm" svg:x2="6.09cm" svg:y2="10.842cm">
          <text:p/>
        </draw:line>
        <draw:frame draw:style-name="gr8" draw:text-style-name="P16" draw:layer="layout" svg:width="0.985cm" svg:height="0.614cm" svg:x="3.454cm" svg:y="10.129cm">
          <draw:text-box>
            <text:p><text:span text:style-name="T7">IPv6</text:span></text:p>
          </draw:text-box>
        </draw:frame>
        <draw:line draw:style-name="gr31" draw:text-style-name="P2" draw:layer="layout" svg:x1="14.322cm" svg:y1="10.842cm" svg:x2="17.19cm" svg:y2="10.842cm">
          <text:p/>
        </draw:line>
        <draw:frame draw:style-name="gr8" draw:text-style-name="P17" draw:layer="layout" svg:width="0.985cm" svg:height="0.614cm" svg:x="16.055cm" svg:y="10.129cm">
          <draw:text-box>
            <text:p><text:span text:style-name="T8">IPv6</text:span></text:p>
          </draw:text-box>
        </draw:frame>
        <draw:custom-shape draw:style-name="gr28" draw:text-style-name="P8" draw:layer="layout" svg:width="1.587cm" svg:height="1.666cm" svg:x="13.103cm" svg:y="10.415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7.78cm" svg:height="4.775cm" svg:x="1.317cm" svg:y="14.9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61cm" svg:y1="15.663cm" svg:x2="8.261cm" svg:y2="18.576cm">
          <text:p/>
        </draw:line>
        <draw:line draw:style-name="gr26" draw:text-style-name="P2" draw:layer="layout" svg:x1="3.164cm" svg:y1="18.022cm" svg:x2="6.022cm" svg:y2="18.022cm">
          <text:p/>
        </draw:line>
        <draw:frame draw:style-name="gr3" draw:text-style-name="P3" draw:layer="layout" svg:width="1.65cm" svg:height="0.659cm" svg:x="9.362cm" svg:y="15.578cm">
          <draw:text-box>
            <text:p><text:span text:style-name="T1">Intern</text:span><text:span text:style-name="T1">et</text:span></text:p>
          </draw:text-box>
        </draw:frame>
        <draw:frame draw:style-name="gr8" draw:text-style-name="P4" draw:layer="layout" svg:width="0.985cm" svg:height="0.614cm" svg:x="9.695cm" svg:y="16.414cm">
          <draw:text-box>
            <text:p><text:span text:style-name="T2">IPv6</text:span></text:p>
          </draw:text-box>
        </draw:frame>
        <draw:line draw:style-name="gr2" draw:text-style-name="P2" draw:layer="layout" svg:x1="12.012cm" svg:y1="15.663cm" svg:x2="12.012cm" svg:y2="18.576cm">
          <text:p/>
        </draw:line>
        <draw:frame draw:style-name="gr6" draw:text-style-name="P4" draw:layer="layout" svg:width="1.057cm" svg:height="0.658cm" svg:x="3.36cm" svg:y="17.375cm">
          <draw:text-box>
            <text:p><text:span text:style-name="T2">IPv4</text:span></text:p>
          </draw:text-box>
        </draw:frame>
        <draw:line draw:style-name="gr27" draw:text-style-name="P2" draw:layer="layout" svg:x1="14.277cm" svg:y1="17.122cm" svg:x2="17.17cm" svg:y2="17.122cm">
          <text:p/>
        </draw:line>
        <draw:line draw:style-name="gr27" draw:text-style-name="P2" draw:layer="layout" svg:x1="6.974cm" svg:y1="17.09cm" svg:x2="13.324cm" svg:y2="17.09cm">
          <text:p/>
        </draw:line>
        <draw:line draw:style-name="gr31" draw:text-style-name="P2" draw:layer="layout" svg:x1="3.164cm" svg:y1="17.127cm" svg:x2="6.032cm" svg:y2="17.127cm">
          <text:p/>
        </draw:line>
        <draw:frame draw:style-name="gr8" draw:text-style-name="P16" draw:layer="layout" svg:width="0.985cm" svg:height="0.614cm" svg:x="3.396cm" svg:y="16.414cm">
          <draw:text-box>
            <text:p><text:span text:style-name="T7">IPv6</text:span></text:p>
          </draw:text-box>
        </draw:frame>
        <draw:frame draw:style-name="gr8" draw:text-style-name="P16" draw:layer="layout" svg:width="0.985cm" svg:height="0.614cm" svg:x="15.997cm" svg:y="16.414cm">
          <draw:text-box>
            <text:p><text:span text:style-name="T7">IPv6</text:span></text:p>
          </draw:text-box>
        </draw:frame>
        <draw:custom-shape draw:style-name="gr30" draw:text-style-name="P8" draw:layer="layout" svg:width="1.587cm" svg:height="1.666cm" svg:x="13.045cm" svg:y="16.7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7.78cm" svg:height="4.775cm" svg:x="1.317cm" svg:y="21.3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22.475cm" svg:x2="8.319cm" svg:y2="25.388cm">
          <text:p/>
        </draw:line>
        <draw:line draw:style-name="gr26" draw:text-style-name="P2" draw:layer="layout" svg:x1="3.222cm" svg:y1="23.934cm" svg:x2="6.08cm" svg:y2="23.934cm">
          <text:p/>
        </draw:line>
        <draw:frame draw:style-name="gr3" draw:text-style-name="P3" draw:layer="layout" svg:width="1.65cm" svg:height="0.659cm" svg:x="9.42cm" svg:y="22.39cm">
          <draw:text-box>
            <text:p><text:span text:style-name="T1">Intern</text:span><text:span text:style-name="T1">et</text:span></text:p>
          </draw:text-box>
        </draw:frame>
        <draw:frame draw:style-name="gr8" draw:text-style-name="P4" draw:layer="layout" svg:width="0.985cm" svg:height="0.614cm" svg:x="9.753cm" svg:y="23.226cm">
          <draw:text-box>
            <text:p><text:span text:style-name="T2">IPv6</text:span></text:p>
          </draw:text-box>
        </draw:frame>
        <draw:line draw:style-name="gr2" draw:text-style-name="P2" draw:layer="layout" svg:x1="12.07cm" svg:y1="22.475cm" svg:x2="12.07cm" svg:y2="25.388cm">
          <text:p/>
        </draw:line>
        <draw:line draw:style-name="gr27" draw:text-style-name="P2" draw:layer="layout" svg:x1="14.335cm" svg:y1="23.934cm" svg:x2="17.228cm" svg:y2="23.934cm">
          <text:p/>
        </draw:line>
        <draw:line draw:style-name="gr27" draw:text-style-name="P2" draw:layer="layout" svg:x1="7.032cm" svg:y1="23.902cm" svg:x2="13.382cm" svg:y2="23.902cm">
          <text:p/>
        </draw:line>
        <draw:custom-shape draw:style-name="gr38" draw:text-style-name="P8" draw:layer="layout" svg:width="1.587cm" svg:height="1.546cm" svg:x="5.7cm" svg:y="23.512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0.985cm" svg:height="0.614cm" svg:x="3.454cm" svg:y="23.226cm">
          <draw:text-box>
            <text:p><text:span text:style-name="T7">IPv6</text:span></text:p>
          </draw:text-box>
        </draw:frame>
        <draw:frame draw:style-name="gr8" draw:text-style-name="P16" draw:layer="layout" svg:width="0.985cm" svg:height="0.614cm" svg:x="16.055cm" svg:y="23.226cm">
          <draw:text-box>
            <text:p><text:span text:style-name="T7">IPv6</text:span></text:p>
          </draw:text-box>
        </draw:frame>
        <draw:custom-shape draw:style-name="gr30" draw:text-style-name="P8" draw:layer="layout" svg:width="1.587cm" svg:height="1.666cm" svg:x="13.103cm" svg:y="23.512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4.492cm" svg:x2="6.08cm" svg:y2="4.492cm">
          <text:p/>
        </draw:line>
        <draw:custom-shape draw:style-name="gr39" draw:text-style-name="P8" draw:layer="layout" svg:width="1.587cm" svg:height="1.546cm" svg:x="5.7cm" svg:y="4.0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0.842cm" svg:x2="6.08cm" svg:y2="10.842cm">
          <text:p/>
        </draw:line>
        <draw:custom-shape draw:style-name="gr39" draw:text-style-name="P8" draw:layer="layout" svg:width="1.587cm" svg:height="1.546cm" svg:x="5.7cm" svg:y="10.415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7.192cm" svg:x2="6.08cm" svg:y2="17.192cm">
          <text:p/>
        </draw:line>
        <draw:custom-shape draw:style-name="gr38" draw:text-style-name="P8" draw:layer="layout" svg:width="1.587cm" svg:height="1.546cm" svg:x="5.642cm" svg:y="16.7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41" draw:text-style-name="P1" draw:layer="layout" svg:width="17.78cm" svg:height="8.254cm" svg:x="1.952cm" svg:y="8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9.823cm" svg:x2="8.954cm" svg:y2="12.736cm">
          <text:p/>
        </draw:line>
        <draw:frame draw:style-name="gr3" draw:text-style-name="P3" draw:layer="layout" svg:width="1.65cm" svg:height="0.659cm" svg:x="10.145cm" svg:y="11.137cm">
          <draw:text-box>
            <text:p><text:span text:style-name="T1">Internet</text:span></text:p>
          </draw:text-box>
        </draw:frame>
        <draw:frame draw:style-name="gr4" draw:text-style-name="P4" draw:layer="layout" svg:width="0.985cm" svg:height="0.634cm" svg:x="10.388cm" svg:y="9.891cm">
          <draw:text-box>
            <text:p><text:span text:style-name="T2">IPv6</text:span></text:p>
          </draw:text-box>
        </draw:frame>
        <draw:line draw:style-name="gr2" draw:text-style-name="P2" draw:layer="layout" svg:x1="12.705cm" svg:y1="9.823cm" svg:x2="12.705cm" svg:y2="12.736cm">
          <text:p/>
        </draw:line>
        <draw:frame draw:style-name="gr5" draw:text-style-name="P5" draw:layer="layout" svg:width="2.712cm" svg:height="0.708cm" svg:x="2.867cm" svg:y="8.765cm">
          <draw:text-box>
            <text:p><text:span text:style-name="T3">Network A</text:span></text:p>
          </draw:text-box>
        </draw:frame>
        <draw:frame draw:style-name="gr6" draw:text-style-name="P4" draw:layer="layout" svg:width="1.057cm" svg:height="0.658cm" svg:x="13.7cm" svg:y="9.868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9.868cm">
          <draw:text-box>
            <text:p><text:span text:style-name="T2">IPv4</text:span></text:p>
          </draw:text-box>
        </draw:frame>
        <draw:line draw:style-name="gr7" draw:text-style-name="P2" draw:layer="layout" svg:x1="7.667cm" svg:y1="11.478cm" svg:x2="9.572cm" svg:y2="11.478cm">
          <text:p/>
        </draw:line>
        <draw:frame draw:style-name="gr8" draw:text-style-name="P6" draw:layer="layout" svg:width="0.668cm" svg:height="0.614cm" svg:x="4.626cm" svg:y="10.304cm">
          <draw:text-box>
            <text:p><text:span text:style-name="T4">.75</text:span></text:p>
          </draw:text-box>
        </draw:frame>
        <draw:line draw:style-name="gr7" draw:text-style-name="P2" draw:layer="layout" svg:x1="12.112cm" svg:y1="11.478cm" svg:x2="14.017cm" svg:y2="11.478cm">
          <text:p/>
        </draw:line>
        <draw:frame draw:style-name="gr5" draw:text-style-name="P5" draw:layer="layout" svg:width="2.712cm" svg:height="0.708cm" svg:x="16.202cm" svg:y="8.765cm">
          <draw:text-box>
            <text:p><text:span text:style-name="T3">Network B</text:span></text:p>
          </draw:text-box>
        </draw:frame>
        <draw:line draw:style-name="gr9" draw:text-style-name="P2" draw:layer="layout" svg:x1="5.445cm" svg:y1="10.526cm" svg:x2="5.445cm" svg:y2="13.066cm">
          <text:p/>
        </draw:line>
        <draw:line draw:style-name="gr10" draw:text-style-name="P2" draw:layer="layout" svg:x1="3.858cm" svg:y1="10.843cm" svg:x2="5.445cm" svg:y2="10.843cm">
          <text:p/>
        </draw:line>
        <draw:line draw:style-name="gr10" draw:text-style-name="P2" draw:layer="layout" svg:x1="3.858cm" svg:y1="12.748cm" svg:x2="5.445cm" svg:y2="12.748cm">
          <text:p/>
        </draw:line>
        <draw:line draw:style-name="gr10" draw:text-style-name="P2" draw:layer="layout" svg:x1="5.445cm" svg:y1="11.796cm" svg:x2="7.032cm" svg:y2="11.796cm">
          <text:p/>
        </draw:line>
        <draw:custom-shape draw:style-name="gr11" draw:text-style-name="P8" draw:layer="layout" svg:width="1.27cm" svg:height="1.27cm" svg:x="3.222cm" svg:y="10.20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88cm" svg:height="1.588cm" svg:x="6.397cm" svg:y="10.843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2.11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0.526cm" svg:x2="16.24cm" svg:y2="13.066cm">
          <text:p/>
        </draw:line>
        <draw:line draw:style-name="gr10" draw:text-style-name="P2" draw:layer="layout" svg:x1="16.24cm" svg:y1="10.843cm" svg:x2="17.827cm" svg:y2="10.843cm">
          <text:p/>
        </draw:line>
        <draw:line draw:style-name="gr10" draw:text-style-name="P2" draw:layer="layout" svg:x1="16.24cm" svg:y1="12.748cm" svg:x2="17.827cm" svg:y2="12.748cm">
          <text:p/>
        </draw:line>
        <draw:line draw:style-name="gr10" draw:text-style-name="P2" draw:layer="layout" svg:x1="14.653cm" svg:y1="11.796cm" svg:x2="16.24cm" svg:y2="11.796cm">
          <text:p/>
        </draw:line>
        <draw:custom-shape draw:style-name="gr12" draw:text-style-name="P8" draw:layer="layout" svg:width="1.588cm" svg:height="1.588cm" svg:x="13.7cm" svg:y="10.843cm">
          <text:p text:style-name="P7"><text:span text:style-name="T1">IPREF</text:span></text:p>
          <text:p text:style-name="P7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0.208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17.192cm" svg:y="12.113cm">
          <text:p text:style-name="P7"><text:span text:style-name="T1">Host</text:span></text:p>
          <text:p text:style-name="P7"><text:span text:style-name="T1">B6</text:span></text:p>
          <draw:enhanced-geometry svg:viewBox="0 0 21600 21600" draw:type="rectangle" draw:enhanced-path="M 0 0 L 21600 0 21600 21600 0 21600 0 0 Z N"/>
        </draw:custom-shape>
        <draw:frame draw:style-name="gr42" draw:text-style-name="P4" draw:layer="layout" svg:width="6.35cm" svg:height="2.313cm" svg:x="2.588cm" svg:y="14.082cm">
          <draw:text-box>
            <text:p><text:span text:style-name="T2">Internet ifc: <text:s text:c="9"/>2001:db8:aa:1::9</text:span></text:p>
            <text:p><text:span text:style-name="T2">Local Network A: 172.17.1.0/24</text:span></text:p>
            <text:p><text:span text:style-name="T2">Host A1: <text:s text:c="13"/>172.17.1.75</text:span></text:p>
            <text:p><text:span text:style-name="T2">DNS A1: <text:s text:c="13"/>(none)</text:span></text:p>
            <text:p><text:span text:style-name="T2">Encoding Network: 10.128.0.0/10</text:span></text:p>
          </draw:text-box>
        </draw:frame>
        <draw:frame draw:style-name="gr42" draw:text-style-name="P4" draw:layer="layout" svg:width="7.62cm" svg:height="2.313cm" svg:x="12.112cm" svg:y="14.017cm">
          <draw:text-box>
            <text:p><text:span text:style-name="T2">Internet ifc: <text:s text:c="9"/>2001:db8:bb:2::8</text:span></text:p>
            <text:p><text:span text:style-name="T2">Local Network B: 2001:db8:bb:12::/64</text:span></text:p>
            <text:p><text:span text:style-name="T2">Host B6: <text:s text:c="13"/>2001:db8:bb:12::28</text:span></text:p>
            <text:p><text:span text:style-name="T2">DNS B6: <text:s text:c="13"/></text:span><text:span text:style-name="T6">2001:db8:bb:2::8 + 2466</text:span></text:p>
            <text:p><text:span text:style-name="T2">Encoding Network: fdee:eeee::/64</text:span></text:p>
          </draw:text-box>
        </draw:frame>
        <draw:frame draw:style-name="gr8" draw:text-style-name="P6" draw:layer="layout" svg:width="0.668cm" svg:height="0.614cm" svg:x="16.48cm" svg:y="12.198cm">
          <draw:text-box>
            <text:p><text:span text:style-name="T4">:28</text:span></text:p>
          </draw:text-box>
        </draw:frame>
        <draw:custom-shape draw:style-name="gr14" draw:text-style-name="P1" draw:layer="layout" svg:width="17.78cm" svg:height="8.572cm" svg:x="1.952cm" svg:y="17.1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145cm" svg:x2="8.937cm" svg:y2="23.86cm">
          <text:p/>
        </draw:line>
        <draw:frame draw:style-name="gr3" draw:text-style-name="P3" draw:layer="layout" svg:width="1.65cm" svg:height="0.659cm" svg:x="9.89cm" svg:y="20.661cm">
          <draw:text-box>
            <text:p><text:span text:style-name="T1">Intern</text:span><text:span text:style-name="T1">et</text:span></text:p>
          </draw:text-box>
        </draw:frame>
        <draw:frame draw:style-name="gr5" draw:text-style-name="P5" draw:layer="layout" svg:width="2.712cm" svg:height="0.708cm" svg:x="2.867cm" svg:y="17.655cm">
          <draw:text-box>
            <text:p><text:span text:style-name="T3">Network A</text:span></text:p>
          </draw:text-box>
        </draw:frame>
        <draw:line draw:style-name="gr7" draw:text-style-name="P2" draw:layer="layout" svg:x1="7.667cm" svg:y1="20.368cm" svg:x2="9.572cm" svg:y2="20.368cm">
          <text:p/>
        </draw:line>
        <draw:line draw:style-name="gr9" draw:text-style-name="P2" draw:layer="layout" svg:x1="5.432cm" svg:y1="19.416cm" svg:x2="5.432cm" svg:y2="21.956cm">
          <text:p/>
        </draw:line>
        <draw:line draw:style-name="gr10" draw:text-style-name="P2" draw:layer="layout" svg:x1="3.858cm" svg:y1="19.733cm" svg:x2="5.445cm" svg:y2="19.733cm">
          <text:p/>
        </draw:line>
        <draw:line draw:style-name="gr10" draw:text-style-name="P2" draw:layer="layout" svg:x1="3.858cm" svg:y1="21.638cm" svg:x2="5.445cm" svg:y2="21.638cm">
          <text:p/>
        </draw:line>
        <draw:line draw:style-name="gr10" draw:text-style-name="P2" draw:layer="layout" svg:x1="5.445cm" svg:y1="20.686cm" svg:x2="7.032cm" svg:y2="20.686cm">
          <text:p/>
        </draw:line>
        <draw:custom-shape draw:style-name="gr11" draw:text-style-name="P8" draw:layer="layout" svg:width="1.27cm" svg:height="1.27cm" svg:x="3.222cm" svg:y="19.09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00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002cm" svg:x2="7.032cm" svg:y2="23.225cm">
          <text:p/>
        </draw:line>
        <draw:line draw:style-name="gr15" draw:text-style-name="P2" draw:layer="layout" svg:x1="7.35cm" svg:y1="19.097cm" svg:x2="7.35cm" svg:y2="20.05cm">
          <text:p/>
        </draw:line>
        <draw:line draw:style-name="gr16" draw:text-style-name="P2" draw:layer="layout" svg:x1="7.35cm" svg:y1="19.098cm" svg:x2="10.842cm" svg:y2="19.098cm">
          <text:p/>
        </draw:line>
        <draw:custom-shape draw:style-name="gr12" draw:text-style-name="P8" draw:layer="layout" svg:width="1.588cm" svg:height="1.588cm" svg:x="6.397cm" svg:y="19.733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905cm" svg:height="1.906cm" svg:x="10.207cm" svg:y="17.827cm">
          <text:p text:style-name="P7"><text:span text:style-name="T1">public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905cm" svg:height="1.906cm" svg:x="6.08cm" svg:y="22.907cm">
          <text:p text:style-name="P7"><text:span text:style-name="T1">local</text:span></text:p>
          <text:p text:style-name="P7"><text:span text:style-name="T1">DNS</text:span></text:p>
          <text:p text:style-name="P7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4.971cm" svg:y="21.318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5.605cm" svg:y="22.273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6.241cm" svg:y="23.224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652cm" svg:y="18.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225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028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3" draw:text-style-name="P14" draw:layer="layout" svg:width="5.727cm" svg:height="0.584cm" svg:x="9.255cm" svg:y="24.229cm">
          <text:p text:style-name="P13"><text:span text:style-name="T5">B6 <text:s text:c="3"/>AA <text:s text:c="3"/>2001:db8:bb:2::8 + 2466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5.727cm" svg:height="0.584cm" svg:x="12.735cm" svg:y="17.828cm">
          <text:p text:style-name="P13"><text:span text:style-name="T5">A3 <text:s text:c="3"/>AA <text:s text:c="3"/>2001:db8:aa:1::9 + 173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952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956cm">
            <text:p text:style-name="P13"><text:span text:style-name="T5">Context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956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44" draw:text-style-name="P20" draw:layer="layout" svg:width="4.181cm" svg:height="1.017cm" svg:x="7.296cm" svg:y="4.11cm">
          <draw:text-box>
            <text:p text:style-name="P19"><text:span text:style-name="T6">198.</text:span><text:span text:style-name="T6">51.1</text:span><text:span text:style-name="T6">00.1</text:span><text:span text:style-name="T6">1 + </text:span><text:span text:style-name="T6">700</text:span></text:p>
            <text:p text:style-name="P19"><text:span text:style-name="T6">2001</text:span><text:span text:style-name="T6">:db8:</text:span><text:span text:style-name="T6">:abc:</text:span><text:span text:style-name="T6">11 + </text:span><text:span text:style-name="T6">700</text:span></text:p>
          </draw:text-box>
        </draw:frame>
        <draw:frame draw:style-name="gr8" draw:text-style-name="P6" draw:layer="layout" svg:width="0.668cm" svg:height="0.614cm" svg:x="13.032cm" svg:y="10.863cm">
          <draw:text-box>
            <text:p><text:span text:style-name="T4">:8</text:span></text:p>
          </draw:text-box>
        </draw:frame>
        <draw:frame draw:style-name="gr8" draw:text-style-name="P6" draw:layer="layout" svg:width="0.668cm" svg:height="0.614cm" svg:x="8.269cm" svg:y="10.863cm">
          <draw:text-box>
            <text:p><text:span text:style-name="T4">:9</text:span></text:p>
          </draw:text-box>
        </draw:frame>
        <draw:frame draw:style-name="gr6" draw:text-style-name="P4" draw:layer="layout" svg:width="1.057cm" svg:height="0.658cm" svg:x="5.023cm" svg:y="18.462cm">
          <draw:text-box>
            <text:p><text:span text:style-name="T2">IPv4</text:span></text:p>
          </draw:text-box>
        </draw:frame>
        <draw:frame draw:style-name="gr4" draw:text-style-name="P4" draw:layer="layout" svg:width="0.985cm" svg:height="0.634cm" svg:x="10.207cm" svg:y="20.051cm">
          <draw:text-box>
            <text:p><text:span text:style-name="T2">IPv6</text:span></text:p>
          </draw:text-box>
        </draw:frame>
      </draw:page>
      <draw:page draw:name="page5" draw:style-name="dp1" draw:master-page-name="Default">
        <draw:custom-shape draw:style-name="gr45" draw:text-style-name="P1" draw:layer="layout" svg:width="17.78cm" svg:height="9.843cm" svg:x="1.952cm" svg:y="5.7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11.16cm" svg:x2="8.954cm" svg:y2="14.073cm">
          <text:p/>
        </draw:line>
        <draw:frame draw:style-name="gr3" draw:text-style-name="P3" draw:layer="layout" svg:width="1.65cm" svg:height="0.659cm" svg:x="10.145cm" svg:y="12.474cm">
          <draw:text-box>
            <text:p><text:span text:style-name="T1">Intern</text:span><text:span text:style-name="T1">et</text:span></text:p>
          </draw:text-box>
        </draw:frame>
        <draw:frame draw:style-name="gr4" draw:text-style-name="P4" draw:layer="layout" svg:width="0.985cm" svg:height="0.634cm" svg:x="10.388cm" svg:y="11.228cm">
          <draw:text-box>
            <text:p><text:span text:style-name="T2">IPv6</text:span></text:p>
          </draw:text-box>
        </draw:frame>
        <draw:line draw:style-name="gr2" draw:text-style-name="P2" draw:layer="layout" svg:x1="12.705cm" svg:y1="11.16cm" svg:x2="12.705cm" svg:y2="14.073cm">
          <text:p/>
        </draw:line>
        <draw:frame draw:style-name="gr5" draw:text-style-name="P5" draw:layer="layout" svg:width="2.712cm" svg:height="0.708cm" svg:x="2.905cm" svg:y="6.007cm">
          <draw:text-box>
            <text:p><text:span text:style-name="T3">Netw</text:span><text:span text:style-name="T3">ork A</text:span></text:p>
          </draw:text-box>
        </draw:frame>
        <draw:frame draw:style-name="gr6" draw:text-style-name="P4" draw:layer="layout" svg:width="1.057cm" svg:height="0.658cm" svg:x="13.7cm" svg:y="11.205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11.205cm">
          <draw:text-box>
            <text:p><text:span text:style-name="T2">IPv4</text:span></text:p>
          </draw:text-box>
        </draw:frame>
        <draw:line draw:style-name="gr7" draw:text-style-name="P2" draw:layer="layout" svg:x1="7.667cm" svg:y1="12.815cm" svg:x2="9.572cm" svg:y2="12.815cm">
          <text:p/>
        </draw:line>
        <draw:frame draw:style-name="gr8" draw:text-style-name="P6" draw:layer="layout" svg:width="0.668cm" svg:height="0.614cm" svg:x="4.626cm" svg:y="11.641cm">
          <draw:text-box>
            <text:p><text:span text:style-name="T4">.75</text:span></text:p>
          </draw:text-box>
        </draw:frame>
        <draw:line draw:style-name="gr7" draw:text-style-name="P2" draw:layer="layout" svg:x1="12.112cm" svg:y1="12.815cm" svg:x2="14.017cm" svg:y2="12.815cm">
          <text:p/>
        </draw:line>
        <draw:frame draw:style-name="gr5" draw:text-style-name="P5" draw:layer="layout" svg:width="2.712cm" svg:height="0.708cm" svg:x="16.24cm" svg:y="6.007cm">
          <draw:text-box>
            <text:p><text:span text:style-name="T3">Netw</text:span><text:span text:style-name="T3">ork </text:span><text:span text:style-name="T3">B</text:span></text:p>
          </draw:text-box>
        </draw:frame>
        <draw:line draw:style-name="gr9" draw:text-style-name="P2" draw:layer="layout" svg:x1="5.445cm" svg:y1="11.863cm" svg:x2="5.445cm" svg:y2="14.403cm">
          <text:p/>
        </draw:line>
        <draw:line draw:style-name="gr10" draw:text-style-name="P2" draw:layer="layout" svg:x1="3.858cm" svg:y1="12.18cm" svg:x2="5.445cm" svg:y2="12.18cm">
          <text:p/>
        </draw:line>
        <draw:line draw:style-name="gr10" draw:text-style-name="P2" draw:layer="layout" svg:x1="3.858cm" svg:y1="14.085cm" svg:x2="5.445cm" svg:y2="14.085cm">
          <text:p/>
        </draw:line>
        <draw:line draw:style-name="gr10" draw:text-style-name="P2" draw:layer="layout" svg:x1="5.445cm" svg:y1="13.133cm" svg:x2="7.032cm" svg:y2="13.133cm">
          <text:p/>
        </draw:line>
        <draw:custom-shape draw:style-name="gr46" draw:text-style-name="P22" draw:layer="layout" svg:width="1.27cm" svg:height="1.27cm" svg:x="3.222cm" svg:y="11.545cm">
          <text:p text:style-name="P21"><text:span text:style-name="T9">Host</text:span></text:p>
          <text:p text:style-name="P21"><text:span text:style-name="T9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88cm" svg:height="1.588cm" svg:x="6.397cm" svg:y="12.18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3.45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1.863cm" svg:x2="16.24cm" svg:y2="14.403cm">
          <text:p/>
        </draw:line>
        <draw:line draw:style-name="gr10" draw:text-style-name="P2" draw:layer="layout" svg:x1="16.24cm" svg:y1="12.18cm" svg:x2="17.827cm" svg:y2="12.18cm">
          <text:p/>
        </draw:line>
        <draw:line draw:style-name="gr10" draw:text-style-name="P2" draw:layer="layout" svg:x1="16.24cm" svg:y1="14.085cm" svg:x2="17.827cm" svg:y2="14.085cm">
          <text:p/>
        </draw:line>
        <draw:line draw:style-name="gr10" draw:text-style-name="P2" draw:layer="layout" svg:x1="14.653cm" svg:y1="13.133cm" svg:x2="16.24cm" svg:y2="13.133cm">
          <text:p/>
        </draw:line>
        <draw:custom-shape draw:style-name="gr12" draw:text-style-name="P8" draw:layer="layout" svg:width="1.588cm" svg:height="1.588cm" svg:x="13.7cm" svg:y="12.18cm">
          <text:p text:style-name="P7"><text:span text:style-name="T1">IPREF</text:span></text:p>
          <text:p text:style-name="P7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1.545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1.27cm" svg:height="1.27cm" svg:x="17.192cm" svg:y="13.45cm">
          <text:p text:style-name="P23"><text:span text:style-name="T9">Host</text:span></text:p>
          <text:p text:style-name="P23"><text:span text:style-name="T9">B6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0.668cm" svg:height="0.614cm" svg:x="16.48cm" svg:y="13.535cm">
          <draw:text-box>
            <text:p><text:span text:style-name="T4">:28</text:span></text:p>
          </draw:text-box>
        </draw:frame>
        <draw:custom-shape draw:style-name="gr14" draw:text-style-name="P1" draw:layer="layout" svg:width="17.78cm" svg:height="8.572cm" svg:x="1.952cm" svg:y="17.8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779cm" svg:x2="8.937cm" svg:y2="24.494cm">
          <text:p/>
        </draw:line>
        <draw:frame draw:style-name="gr3" draw:text-style-name="P3" draw:layer="layout" svg:width="1.65cm" svg:height="0.659cm" svg:x="9.89cm" svg:y="21.295cm">
          <draw:text-box>
            <text:p><text:span text:style-name="T1">Intern</text:span><text:span text:style-name="T1">et</text:span></text:p>
          </draw:text-box>
        </draw:frame>
        <draw:frame draw:style-name="gr5" draw:text-style-name="P5" draw:layer="layout" svg:width="2.712cm" svg:height="0.708cm" svg:x="2.867cm" svg:y="18.289cm">
          <draw:text-box>
            <text:p><text:span text:style-name="T3">Netw</text:span><text:span text:style-name="T3">ork A</text:span></text:p>
          </draw:text-box>
        </draw:frame>
        <draw:line draw:style-name="gr7" draw:text-style-name="P2" draw:layer="layout" svg:x1="7.667cm" svg:y1="21.002cm" svg:x2="9.572cm" svg:y2="21.002cm">
          <text:p/>
        </draw:line>
        <draw:line draw:style-name="gr9" draw:text-style-name="P2" draw:layer="layout" svg:x1="5.432cm" svg:y1="20.05cm" svg:x2="5.432cm" svg:y2="22.59cm">
          <text:p/>
        </draw:line>
        <draw:line draw:style-name="gr10" draw:text-style-name="P2" draw:layer="layout" svg:x1="3.858cm" svg:y1="20.367cm" svg:x2="5.445cm" svg:y2="20.367cm">
          <text:p/>
        </draw:line>
        <draw:line draw:style-name="gr10" draw:text-style-name="P2" draw:layer="layout" svg:x1="3.858cm" svg:y1="22.272cm" svg:x2="5.445cm" svg:y2="22.272cm">
          <text:p/>
        </draw:line>
        <draw:line draw:style-name="gr10" draw:text-style-name="P2" draw:layer="layout" svg:x1="5.445cm" svg:y1="21.32cm" svg:x2="7.032cm" svg:y2="21.32cm">
          <text:p/>
        </draw:line>
        <draw:custom-shape draw:style-name="gr11" draw:text-style-name="P8" draw:layer="layout" svg:width="1.27cm" svg:height="1.27cm" svg:x="3.222cm" svg:y="19.732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637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636cm" svg:x2="7.032cm" svg:y2="23.859cm">
          <text:p/>
        </draw:line>
        <draw:line draw:style-name="gr15" draw:text-style-name="P2" draw:layer="layout" svg:x1="7.35cm" svg:y1="19.731cm" svg:x2="7.35cm" svg:y2="20.684cm">
          <text:p/>
        </draw:line>
        <draw:line draw:style-name="gr16" draw:text-style-name="P2" draw:layer="layout" svg:x1="7.35cm" svg:y1="19.732cm" svg:x2="10.842cm" svg:y2="19.732cm">
          <text:p/>
        </draw:line>
        <draw:custom-shape draw:style-name="gr12" draw:text-style-name="P8" draw:layer="layout" svg:width="1.588cm" svg:height="1.588cm" svg:x="6.397cm" svg:y="20.367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905cm" svg:height="1.906cm" svg:x="10.207cm" svg:y="18.461cm">
          <text:p text:style-name="P7"><text:span text:style-name="T1">public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905cm" svg:height="1.906cm" svg:x="6.08cm" svg:y="23.541cm">
          <text:p text:style-name="P7"><text:span text:style-name="T1">local</text:span></text:p>
          <text:p text:style-name="P7"><text:span text:style-name="T1">DNS</text:span></text:p>
          <text:p text:style-name="P7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4.971cm" svg:y="21.952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5.605cm" svg:y="22.907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6.241cm" svg:y="23.858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652cm" svg:y="19.41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859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662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3" draw:text-style-name="P14" draw:layer="layout" svg:width="5.727cm" svg:height="0.584cm" svg:x="9.255cm" svg:y="24.863cm">
          <text:p text:style-name="P13"><text:span text:style-name="T5">B6 <text:s text:c="3"/>AA <text:s text:c="3"/>2001:db8:bb:2::8 + 2466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5.727cm" svg:height="0.584cm" svg:x="12.735cm" svg:y="18.462cm">
          <text:p text:style-name="P13"><text:span text:style-name="T5">A3 <text:s text:c="3"/>AA <text:s text:c="3"/>2001:db8:aa:1::9 + 173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317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321cm">
            <text:p text:style-name="P13"><text:span text:style-name="T5">IP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321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4.762cm" svg:height="1.017cm" svg:x="8.302cm" svg:y="3.475cm">
          <draw:text-box>
            <text:p><text:span text:style-name="T6">2001:d</text:span><text:span text:style-name="T6">b8::ab</text:span><text:span text:style-name="T6">c:11 + </text:span><text:span text:style-name="T6">700</text:span></text:p>
            <text:p><text:span text:style-name="T6">198.51</text:span><text:span text:style-name="T6">.100.1</text:span><text:span text:style-name="T6">1 + </text:span><text:span text:style-name="T6">700</text:span></text:p>
          </draw:text-box>
        </draw:frame>
        <draw:frame draw:style-name="gr8" draw:text-style-name="P6" draw:layer="layout" svg:width="0.668cm" svg:height="0.614cm" svg:x="13.032cm" svg:y="12.2cm">
          <draw:text-box>
            <text:p><text:span text:style-name="T4">:8</text:span></text:p>
          </draw:text-box>
        </draw:frame>
        <draw:frame draw:style-name="gr8" draw:text-style-name="P6" draw:layer="layout" svg:width="0.668cm" svg:height="0.614cm" svg:x="8.269cm" svg:y="12.2cm">
          <draw:text-box>
            <text:p><text:span text:style-name="T4">:9</text:span></text:p>
          </draw:text-box>
        </draw:frame>
        <draw:frame draw:style-name="gr6" draw:text-style-name="P4" draw:layer="layout" svg:width="1.057cm" svg:height="0.658cm" svg:x="5.023cm" svg:y="19.096cm">
          <draw:text-box>
            <text:p><text:span text:style-name="T2">IPv4</text:span></text:p>
          </draw:text-box>
        </draw:frame>
        <draw:frame draw:style-name="gr4" draw:text-style-name="P4" draw:layer="layout" svg:width="0.985cm" svg:height="0.634cm" svg:x="10.207cm" svg:y="20.685cm">
          <draw:text-box>
            <text:p><text:span text:style-name="T2">IPv6</text:span></text:p>
          </draw:text-box>
        </draw:frame>
        <draw:custom-shape draw:style-name="gr48" draw:text-style-name="P26" draw:layer="layout" svg:width="3.81cm" svg:height="1.27cm" svg:x="8.937cm" svg:y="5.763cm">
          <text:p text:style-name="P25"><text:span text:style-name="T3">Internet</text:span></text:p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5.398cm" svg:height="1.017cm" svg:x="2.587cm" svg:y="7.033cm">
          <draw:text-box>
            <text:p><text:span text:style-name="T6">src: <text:s/></text:span><text:span text:style-name="T6">2001:d</text:span><text:span text:style-name="T6">b8:aa:</text:span><text:span text:style-name="T6">1::9 + </text:span><text:span text:style-name="T6">1579</text:span></text:p>
            <text:p><text:span text:style-name="T6">dst: <text:s/></text:span><text:span text:style-name="T6">2001:d</text:span><text:span text:style-name="T6">b8:bb:</text:span><text:span text:style-name="T6">2::8 + </text:span><text:span text:style-name="T6">2466</text:span></text:p>
          </draw:text-box>
        </draw:frame>
        <draw:frame draw:style-name="gr13" draw:text-style-name="P15" draw:layer="layout" svg:width="5.398cm" svg:height="1.017cm" svg:x="8.302cm" svg:y="7.033cm">
          <draw:text-box>
            <text:p><text:span text:style-name="T6">src: <text:s/></text:span><text:span text:style-name="T6">2001:d</text:span><text:span text:style-name="T6">b8:aa:</text:span><text:span text:style-name="T6">1::9 + </text:span><text:span text:style-name="T6">1579</text:span></text:p>
            <text:p><text:span text:style-name="T6">dst: <text:s/></text:span><text:span text:style-name="T6">2001:d</text:span><text:span text:style-name="T6">b8:bb:</text:span><text:span text:style-name="T6">2::8 + </text:span><text:span text:style-name="T6">2466</text:span></text:p>
          </draw:text-box>
        </draw:frame>
        <draw:frame draw:style-name="gr13" draw:text-style-name="P15" draw:layer="layout" svg:width="5.398cm" svg:height="1.017cm" svg:x="14.017cm" svg:y="7.033cm">
          <draw:text-box>
            <text:p><text:span text:style-name="T6">src: <text:s/></text:span><text:span text:style-name="T6">2001:d</text:span><text:span text:style-name="T6">b8:aa:</text:span><text:span text:style-name="T6">1::9 + </text:span><text:span text:style-name="T6">1579</text:span></text:p>
            <text:p><text:span text:style-name="T6">dst: <text:s/></text:span><text:span text:style-name="T6">2001:d</text:span><text:span text:style-name="T6">b8:bb:</text:span><text:span text:style-name="T6">2::8 + </text:span><text:span text:style-name="T6">2466</text:span></text:p>
          </draw:text-box>
        </draw:frame>
        <draw:frame draw:style-name="gr13" draw:text-style-name="P4" draw:layer="layout" svg:width="5.398cm" svg:height="1.017cm" svg:x="2.587cm" svg:y="9.573cm">
          <draw:text-box>
            <text:p><text:span text:style-name="T2">src: <text:s/></text:span><text:span text:style-name="T2">172.17</text:span><text:span text:style-name="T2">.1.75</text:span></text:p>
            <text:p><text:span text:style-name="T2">dst: <text:s/></text:span><text:span text:style-name="T2">10.128</text:span><text:span text:style-name="T2">.48.62</text:span></text:p>
          </draw:text-box>
        </draw:frame>
        <draw:frame draw:style-name="gr13" draw:text-style-name="P4" draw:layer="layout" svg:width="5.398cm" svg:height="1.017cm" svg:x="8.302cm" svg:y="9.573cm">
          <draw:text-box>
            <text:p><text:span text:style-name="T2">src: <text:s/></text:span><text:span text:style-name="T2">2001:d</text:span><text:span text:style-name="T2">b8:aa:</text:span><text:span text:style-name="T2">1::9</text:span></text:p>
            <text:p><text:span text:style-name="T2">dst: <text:s/></text:span><text:span text:style-name="T2">2001:d</text:span><text:span text:style-name="T2">b8:bb:</text:span><text:span text:style-name="T2">2::8</text:span></text:p>
          </draw:text-box>
        </draw:frame>
        <draw:frame draw:style-name="gr13" draw:text-style-name="P4" draw:layer="layout" svg:width="5.398cm" svg:height="1.017cm" svg:x="14.017cm" svg:y="9.573cm">
          <draw:text-box>
            <text:p><text:span text:style-name="T2">src: <text:s/></text:span><text:span text:style-name="T2">fdee:e</text:span><text:span text:style-name="T2">eee::1</text:span><text:span text:style-name="T2">377:59</text:span><text:span text:style-name="T2">51</text:span></text:p>
            <text:p><text:span text:style-name="T2">dst: <text:s/></text:span><text:span text:style-name="T2">2001:d</text:span><text:span text:style-name="T2">b8:bb:</text:span><text:span text:style-name="T2">12::28</text:span></text:p>
          </draw:text-box>
        </draw:frame>
        <draw:custom-shape draw:style-name="gr49" draw:text-style-name="P9" draw:layer="layout" svg:width="0.953cm" svg:height="0.635cm" svg:x="3.857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9" draw:layer="layout" svg:width="0.953cm" svg:height="0.635cm" svg:x="9.572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9" draw:layer="layout" svg:width="0.953cm" svg:height="0.635cm" svg:x="15.287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6" draw:style-name="dp1" draw:master-page-name="Default">
        <draw:custom-shape draw:style-name="gr50" draw:text-style-name="P1" draw:layer="layout" svg:width="17.78cm" svg:height="15.253cm" svg:x="1.952cm" svg:y="2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3.037cm" svg:x2="8.954cm" svg:y2="5.95cm">
          <text:p/>
        </draw:line>
        <draw:line draw:style-name="gr26" draw:text-style-name="P2" draw:layer="layout" svg:x1="3.857cm" svg:y1="5.396cm" svg:x2="6.715cm" svg:y2="5.396cm">
          <text:p/>
        </draw:line>
        <draw:frame draw:style-name="gr3" draw:text-style-name="P3" draw:layer="layout" svg:width="1.65cm" svg:height="0.659cm" svg:x="10.055cm" svg:y="2.952cm">
          <draw:text-box>
            <text:p><text:span text:style-name="T1">Intern</text:span><text:span text:style-name="T1">et</text:span></text:p>
          </draw:text-box>
        </draw:frame>
        <draw:line draw:style-name="gr2" draw:text-style-name="P2" draw:layer="layout" svg:x1="12.705cm" svg:y1="3.037cm" svg:x2="12.705cm" svg:y2="5.95cm">
          <text:p/>
        </draw:line>
        <draw:frame draw:style-name="gr6" draw:text-style-name="P4" draw:layer="layout" svg:width="1.057cm" svg:height="0.658cm" svg:x="4.053cm" svg:y="4.749cm">
          <draw:text-box>
            <text:p><text:span text:style-name="T2">IPv4</text:span></text:p>
          </draw:text-box>
        </draw:frame>
        <draw:line draw:style-name="gr27" draw:text-style-name="P2" draw:layer="layout" svg:x1="14.934cm" svg:y1="4.492cm" svg:x2="17.827cm" svg:y2="4.492cm">
          <text:p/>
        </draw:line>
        <draw:line draw:style-name="gr27" draw:text-style-name="P2" draw:layer="layout" svg:x1="7.667cm" svg:y1="4.464cm" svg:x2="9.572cm" svg:y2="4.464cm">
          <text:p/>
        </draw:line>
        <draw:line draw:style-name="gr31" draw:text-style-name="P2" draw:layer="layout" svg:x1="3.857cm" svg:y1="4.501cm" svg:x2="6.725cm" svg:y2="4.501cm">
          <text:p/>
        </draw:line>
        <draw:frame draw:style-name="gr8" draw:text-style-name="P16" draw:layer="layout" svg:width="0.985cm" svg:height="0.614cm" svg:x="4.089cm" svg:y="3.788cm">
          <draw:text-box>
            <text:p><text:span text:style-name="T7">IPv6</text:span></text:p>
          </draw:text-box>
        </draw:frame>
        <draw:frame draw:style-name="gr8" draw:text-style-name="P17" draw:layer="layout" svg:width="0.985cm" svg:height="0.614cm" svg:x="16.69cm" svg:y="3.788cm">
          <draw:text-box>
            <text:p><text:span text:style-name="T2">IPv6</text:span></text:p>
          </draw:text-box>
        </draw:frame>
        <draw:line draw:style-name="gr26" draw:text-style-name="P2" draw:layer="layout" svg:x1="3.857cm" svg:y1="4.492cm" svg:x2="6.715cm" svg:y2="4.492cm">
          <text:p/>
        </draw:line>
        <draw:line draw:style-name="gr2" draw:text-style-name="P2" draw:layer="layout" svg:x1="8.954cm" svg:y1="6.8cm" svg:x2="8.954cm" svg:y2="9.713cm">
          <text:p/>
        </draw:line>
        <draw:line draw:style-name="gr2" draw:text-style-name="P2" draw:layer="layout" svg:x1="12.705cm" svg:y1="6.8cm" svg:x2="12.705cm" svg:y2="9.713cm">
          <text:p/>
        </draw:line>
        <draw:line draw:style-name="gr27" draw:text-style-name="P2" draw:layer="layout" svg:x1="14.934cm" svg:y1="8.302cm" svg:x2="17.827cm" svg:y2="8.302cm">
          <text:p/>
        </draw:line>
        <draw:line draw:style-name="gr27" draw:text-style-name="P2" draw:layer="layout" svg:x1="12.112cm" svg:y1="8.227cm" svg:x2="14.017cm" svg:y2="8.227cm">
          <text:p/>
        </draw:line>
        <draw:frame draw:style-name="gr8" draw:text-style-name="P17" draw:layer="layout" svg:width="0.985cm" svg:height="0.614cm" svg:x="16.69cm" svg:y="7.551cm">
          <draw:text-box>
            <text:p><text:span text:style-name="T2">IPv6</text:span></text:p>
          </draw:text-box>
        </draw:frame>
        <draw:line draw:style-name="gr2" draw:text-style-name="P2" draw:layer="layout" svg:x1="8.954cm" svg:y1="10.469cm" svg:x2="8.954cm" svg:y2="13.382cm">
          <text:p/>
        </draw:line>
        <draw:line draw:style-name="gr26" draw:text-style-name="P2" draw:layer="layout" svg:x1="3.857cm" svg:y1="12.828cm" svg:x2="6.715cm" svg:y2="12.828cm">
          <text:p/>
        </draw:line>
        <draw:line draw:style-name="gr2" draw:text-style-name="P2" draw:layer="layout" svg:x1="12.705cm" svg:y1="10.469cm" svg:x2="12.705cm" svg:y2="13.382cm">
          <text:p/>
        </draw:line>
        <draw:frame draw:style-name="gr6" draw:text-style-name="P4" draw:layer="layout" svg:width="1.057cm" svg:height="0.658cm" svg:x="4.053cm" svg:y="12.181cm">
          <draw:text-box>
            <text:p><text:span text:style-name="T2">IPv4</text:span></text:p>
          </draw:text-box>
        </draw:frame>
        <draw:line draw:style-name="gr27" draw:text-style-name="P2" draw:layer="layout" svg:x1="14.891cm" svg:y1="12.004cm" svg:x2="17.784cm" svg:y2="12.004cm">
          <text:p/>
        </draw:line>
        <draw:line draw:style-name="gr27" draw:text-style-name="P2" draw:layer="layout" svg:x1="12.112cm" svg:y1="11.896cm" svg:x2="14.017cm" svg:y2="11.896cm">
          <text:p/>
        </draw:line>
        <draw:line draw:style-name="gr31" draw:text-style-name="P2" draw:layer="layout" svg:x1="3.857cm" svg:y1="11.933cm" svg:x2="6.725cm" svg:y2="11.933cm">
          <text:p/>
        </draw:line>
        <draw:frame draw:style-name="gr8" draw:text-style-name="P16" draw:layer="layout" svg:width="0.985cm" svg:height="0.614cm" svg:x="4.089cm" svg:y="11.22cm">
          <draw:text-box>
            <text:p><text:span text:style-name="T7">IPv6</text:span></text:p>
          </draw:text-box>
        </draw:frame>
        <draw:frame draw:style-name="gr8" draw:text-style-name="P17" draw:layer="layout" svg:width="0.985cm" svg:height="0.614cm" svg:x="16.69cm" svg:y="11.22cm">
          <draw:text-box>
            <text:p><text:span text:style-name="T2">IPv6</text:span></text:p>
          </draw:text-box>
        </draw:frame>
        <draw:custom-shape draw:style-name="gr28" draw:text-style-name="P8" draw:layer="layout" svg:width="1.587cm" svg:height="1.666cm" svg:x="13.738cm" svg:y="11.506cm">
          <text:p text:style-name="P7"><text:span text:style-name="T1">IPREF</text:span></text:p>
          <text:p text:style-name="P7"><text:span text:style-name="T1">GWD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857cm" svg:y1="11.924cm" svg:x2="6.715cm" svg:y2="11.924cm">
          <text:p/>
        </draw:line>
        <draw:line draw:style-name="gr2" draw:text-style-name="P2" draw:layer="layout" svg:x1="8.954cm" svg:y1="13.962cm" svg:x2="8.954cm" svg:y2="16.875cm">
          <text:p/>
        </draw:line>
        <draw:line draw:style-name="gr2" draw:text-style-name="P2" draw:layer="layout" svg:x1="12.705cm" svg:y1="13.962cm" svg:x2="12.705cm" svg:y2="16.875cm">
          <text:p/>
        </draw:line>
        <draw:frame draw:style-name="gr6" draw:text-style-name="P4" draw:layer="layout" svg:width="1.057cm" svg:height="0.658cm" svg:x="16.652cm" svg:y="15.674cm">
          <draw:text-box>
            <text:p><text:span text:style-name="T2">IPv4</text:span></text:p>
          </draw:text-box>
        </draw:frame>
        <draw:line draw:style-name="gr27" draw:text-style-name="P2" draw:layer="layout" svg:x1="14.97cm" svg:y1="16.321cm" svg:x2="17.863cm" svg:y2="16.321cm">
          <text:p/>
        </draw:line>
        <draw:line draw:style-name="gr31" draw:text-style-name="P2" draw:layer="layout" svg:x1="14.957cm" svg:y1="15.426cm" svg:x2="17.825cm" svg:y2="15.426cm">
          <text:p/>
        </draw:line>
        <draw:frame draw:style-name="gr8" draw:text-style-name="P17" draw:layer="layout" svg:width="0.985cm" svg:height="0.614cm" svg:x="16.69cm" svg:y="14.713cm">
          <draw:text-box>
            <text:p><text:span text:style-name="T8">IPv6</text:span></text:p>
          </draw:text-box>
        </draw:frame>
        <draw:line draw:style-name="gr27" draw:text-style-name="P2" draw:layer="layout" svg:x1="7.667cm" svg:y1="5.445cm" svg:x2="9.572cm" svg:y2="5.445cm">
          <text:p/>
        </draw:line>
        <draw:custom-shape draw:style-name="gr39" draw:text-style-name="P8" draw:layer="layout" svg:width="1.587cm" svg:height="1.546cm" svg:x="6.335cm" svg:y="4.0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2.112cm" svg:y1="4.492cm" svg:x2="14.017cm" svg:y2="4.492cm">
          <text:p/>
        </draw:line>
        <draw:custom-shape draw:style-name="gr28" draw:text-style-name="P8" draw:layer="layout" svg:width="1.587cm" svg:height="1.666cm" svg:x="13.738cm" svg:y="4.0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2.112cm" svg:y1="9.255cm" svg:x2="14.017cm" svg:y2="9.255cm">
          <text:p/>
        </draw:line>
        <draw:custom-shape draw:style-name="gr28" draw:text-style-name="P8" draw:layer="layout" svg:width="1.587cm" svg:height="1.666cm" svg:x="13.738cm" svg:y="7.837cm">
          <text:p text:style-name="P7"><text:span text:style-name="T1">IPREF</text:span></text:p>
          <text:p text:style-name="P7"><text:span text:style-name="T1">GWC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7.689cm" svg:y1="11.946cm" svg:x2="9.594cm" svg:y2="11.946cm">
          <text:p/>
        </draw:line>
        <draw:custom-shape draw:style-name="gr39" draw:text-style-name="P8" draw:layer="layout" svg:width="1.587cm" svg:height="1.546cm" svg:x="6.335cm" svg:y="11.506cm">
          <text:p text:style-name="P7"><text:span text:style-name="T1">IPREF</text:span></text:p>
          <text:p text:style-name="P7"><text:span text:style-name="T1">GWF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2.112cm" svg:y1="16.24cm" svg:x2="14.017cm" svg:y2="16.24cm">
          <text:p/>
        </draw:line>
        <draw:custom-shape draw:style-name="gr28" draw:text-style-name="P8" draw:layer="layout" svg:width="1.587cm" svg:height="1.666cm" svg:x="13.738cm" svg:y="14.999cm">
          <text:p text:style-name="P7"><text:span text:style-name="T1">IPREF</text:span></text:p>
          <text:p text:style-name="P7"><text:span text:style-name="T1">GW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76cm" fo:padding-bottom="0.076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1:34:59.060160883</meta:creation-date>
    <dc:date>2024-11-26T16:42:10.983774221</dc:date>
    <meta:editing-duration>P12DT10M8S</meta:editing-duration>
    <meta:editing-cycles>74</meta:editing-cycles>
    <meta:generator>LibreOffice/7.5.9.2$Linux_X86_64 LibreOffice_project/50$Build-2</meta:generator>
    <meta:document-statistic meta:object-count="354"/>
  </office:meta>
</office:document-meta>
</file>